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206" officeooo:paragraph-rsid="000ef206"/>
    </style:style>
    <style:style style:name="P2" style:family="paragraph" style:parent-style-name="Heading_20_2">
      <style:paragraph-properties fo:text-align="center" style:justify-single-word="false"/>
      <style:text-properties officeooo:rsid="002e82e2" officeooo:paragraph-rsid="002e82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Express JS</text:h>
      <text:p text:style-name="P1"/>
      <text:p text:style-name="P1">Here is the GitHub Link for this assignment</text:p>
      <text:p text:style-name="P1"/>
      <text:p text:style-name="P1"><text:a xlink:type="simple" xlink:href="https://github.com/kishanpatel-simform/lms_practical/tree/master/pug_js" text:style-name="Internet_20_link" text:visited-style-name="Visited_20_Internet_20_Link">https://github.com/kishanpatel-simform/lms_practical/tree/master/pug_js</text:a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1:36:10.402402300</meta:creation-date>
    <dc:date>2022-04-15T14:54:12.455619946</dc:date>
    <meta:editing-duration>PT3M27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1" meta:character-count="124" meta:non-whitespace-character-count="116"/>
  </office:meta>
</office:document-meta>
</file>